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f574" officeooo:paragraph-rsid="0010f574"/>
    </style:style>
    <style:style style:name="P2" style:family="paragraph" style:parent-style-name="Standard">
      <style:text-properties officeooo:rsid="0010f574" officeooo:paragraph-rsid="0010f574"/>
    </style:style>
    <style:style style:name="P3" style:family="paragraph" style:parent-style-name="Standard">
      <style:text-properties officeooo:rsid="0012484f" officeooo:paragraph-rsid="001248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HI GHOSE</text:p>
      <text:p text:style-name="P1">17BTCS031</text:p>
      <text:p text:style-name="P1">18/06/2018</text:p>
      <text:p text:style-name="P1"><text:s/></text:p>
      <text:p text:style-name="P1">if else statements</text:p>
      <text:p text:style-name="P1">for loop statements</text:p>
      <text:p text:style-name="P1">while loop statements</text:p>
      <text:p text:style-name="P1">nested statements</text:p>
      <text:p text:style-name="P1">if conditions</text:p>
      <text:p text:style-name="P1"/>
      <text:p text:style-name="P3">21/06/2018</text:p>
      <text:p text:style-name="P3">Snakes and Ladd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5:31:06.975405364</meta:creation-date>
    <dc:date>2018-06-21T12:33:51.910869381</dc:date>
    <meta:editing-duration>PT4M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1" meta:word-count="21" meta:character-count="148" meta:non-whitespace-character-count="136"/>
  </office:meta>
</office:document-meta>
</file>